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a2d0c" officeooo:paragraph-rsid="001a2d0c"/>
    </style:style>
    <style:style style:name="P2" style:family="paragraph" style:parent-style-name="Standard">
      <style:text-properties officeooo:rsid="001a9d9e" officeooo:paragraph-rsid="001a9d9e"/>
    </style:style>
    <style:style style:name="P3" style:family="paragraph" style:parent-style-name="Standard">
      <style:text-properties officeooo:rsid="001c7a43" officeooo:paragraph-rsid="001c7a43"/>
    </style:style>
    <style:style style:name="P4" style:family="paragraph" style:parent-style-name="Standard">
      <style:text-properties fo:font-style="normal" officeooo:rsid="001a9d9e" officeooo:paragraph-rsid="001a9d9e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1c7a43" officeooo:paragraph-rsid="001c7a43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1e5a84" officeooo:paragraph-rsid="001c7a43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e5a84" officeooo:paragraph-rsid="001e5a84" style:font-style-asian="normal" style:font-style-complex="normal"/>
    </style:style>
    <style:style style:name="P8" style:family="paragraph" style:parent-style-name="Standard">
      <style:text-properties fo:font-style="normal" officeooo:rsid="001a9d9e" officeooo:paragraph-rsid="001a9d9e" style:font-style-asian="normal" style:font-style-complex="normal"/>
    </style:style>
    <style:style style:name="P9" style:family="paragraph" style:parent-style-name="Standard">
      <style:text-properties fo:font-style="normal" officeooo:rsid="001a9d9e" officeooo:paragraph-rsid="0023defa" style:font-style-asian="normal" style:font-style-complex="normal"/>
    </style:style>
    <style:style style:name="P10" style:family="paragraph" style:parent-style-name="Standard">
      <style:text-properties fo:font-style="normal" officeooo:rsid="0023defa" officeooo:paragraph-rsid="0023defa" style:font-style-asian="normal" style:font-style-complex="normal"/>
    </style:style>
    <style:style style:name="P11" style:family="paragraph" style:parent-style-name="Standard">
      <style:text-properties fo:font-style="normal" officeooo:rsid="0023defa" officeooo:paragraph-rsid="0024268e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c7a43" officeooo:paragraph-rsid="001c7a43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23defa" officeooo:paragraph-rsid="0023defa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3defa" officeooo:paragraph-rsid="0024268e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1e5a84" officeooo:paragraph-rsid="001c7a43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1e5a84" officeooo:paragraph-rsid="0023defa" style:font-style-asian="normal" style:font-style-complex="normal"/>
    </style:style>
    <style:style style:name="P17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fo:font-style="normal" style:text-underline-style="none" officeooo:rsid="001e5a84" officeooo:paragraph-rsid="001e5a84" style:font-style-asian="normal" style:font-style-complex="normal"/>
    </style:style>
    <style:style style:name="P18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fo:font-style="normal" style:text-underline-style="none" officeooo:rsid="0023defa" officeooo:paragraph-rsid="001e5a84" style:font-style-asian="normal" style:font-style-complex="normal"/>
    </style:style>
    <style:style style:name="P19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fo:font-style="normal" style:text-underline-style="none" officeooo:rsid="0023defa" officeooo:paragraph-rsid="0023defa" style:font-style-asian="normal" style:font-style-complex="normal"/>
    </style:style>
    <style:style style:name="T1" style:family="text">
      <style:text-properties officeooo:rsid="001a9d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7a43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e5a84" style:font-style-asian="normal" style:font-style-complex="normal"/>
    </style:style>
    <style:style style:name="T7" style:family="text">
      <style:text-properties officeooo:rsid="001edbf8"/>
    </style:style>
    <style:style style:name="T8" style:family="text">
      <style:text-properties officeooo:rsid="0023defa"/>
    </style:style>
    <style:style style:name="T9" style:family="text">
      <style:text-properties officeooo:rsid="001e5a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a9d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galovar3 の使い方</text:p>
      <text:p text:style-name="P1"/>
      <text:p text:style-name="P1">ロボットの電源を入れる。　赤いボタンを飛び出るまで回す。</text:p>
      <text:p text:style-name="P1">背中についている制御基板のスイッチ２つをONにする（LEDが光ればOK）</text:p>
      <text:p text:style-name="P1">背中についているjetsonのスイッチを入れる</text:p>
      <text:p text:style-name="P1"/>
      <text:p text:style-name="P1">ターミナルを開きリモートPCとsshを行う</text:p>
      <text:p text:style-name="P1">ssh <text:a xlink:type="simple" xlink:href="mailto:jetson@192.168.10.2" text:style-name="Internet_20_link" text:visited-style-name="Visited_20_Internet_20_Link">jetson@192.168.10.2</text:a> *IPアドレスは変わる場合がある</text:p>
      <text:p text:style-name="P1"/>
      <text:p text:style-name="P1">リモートPC側で新しくターミナルを立ち上げ、rosを立ち上げる</text:p>
      <text:p text:style-name="P1">roscore</text:p>
      <text:p text:style-name="P1"/>
      <text:p text:style-name="P1">jetson側でUSDと制御基板のポートを設定する。</text:p>
      <text:p text:style-name="P1"><text:span text:style-name="T1">s</text:span>udo chmod 666 /dev/<text:span text:style-name="T1">ttyUSB0<text:tab/>車体</text:span></text:p>
      <text:p text:style-name="P2">sudo chmod 666 /<text:span text:style-name="T2">dev</text:span><text:span text:style-name="T3">/</text:span><text:span text:style-name="T4">tty</text:span><text:span text:style-name="T3">ACM0<text:tab/>Lider</text:span></text:p>
      <text:p text:style-name="P2"><text:span text:style-name="T3">sudo chmod 666 /</text:span><text:span text:style-name="T2">dev/tty</text:span><text:span text:style-name="T3">USB1 <text:s/><text:tab/>アーム</text:span></text:p>
      <text:p text:style-name="P4">*デバイス名は変わる場合があるので、その都度コマンドを操作して確認すると良い。</text:p>
      <text:p text:style-name="P4">dmesg<text:tab/>| grep デバイス名</text:p>
      <text:p text:style-name="P4"/>
      <text:p text:style-name="P11"><text:span text:style-name="T10">======== </text:span><text:span text:style-name="T11">jetsonと制御基板で</text:span><text:span text:style-name="T10">ROS</text:span><text:span text:style-name="T11">通信を開始</text:span><text:span text:style-name="T10"> ==============</text:span></text:p>
      <text:p text:style-name="P4">rosrun rosserial_python serial_node.py _port:=/dev/車体デバイス名 _baud:=115200 </text:p>
      <text:p text:style-name="P14">===================================</text:p>
      <text:p text:style-name="P4"/>
      <text:p text:style-name="P13">======== <text:span text:style-name="T9">Joystickによる操作</text:span> ==============</text:p>
      <text:p text:style-name="P16">リモートPCとDualShock４を<text:span text:style-name="T7">USBで接続</text:span></text:p>
      <text:p text:style-name="P13">リモートPCでjoystick用のlaunchファイルを立ち上げる</text:p>
      <text:p text:style-name="P16">roslaunch megarover3_ros joycon.launch </text:p>
      <text:p text:style-name="P16">△ボタンを押しながら、左のアナログステックを上下左右に動かすことで<text:span text:style-name="T7">mega3を動かせる</text:span></text:p>
      <text:p text:style-name="P13">===================================</text:p>
      <text:p text:style-name="P10"/>
      <text:p text:style-name="P10">==== <text:s/>Lider チェック（毎回やらなくても良い） ====</text:p>
      <text:p text:style-name="P9"><text:span text:style-name="T8">jetsonでLiderを立ち上げる</text:span></text:p>
      <text:p text:style-name="P3"><text:span text:style-name="T3">rosrun urg_node urg_node _serial_</text:span><text:span text:style-name="T5">port:=”/dev/ttyACM0”</text:span></text:p>
      <text:p text:style-name="P5"/>
      <text:p text:style-name="P5">リモートPCでrvizを立ち上げる</text:p>
      <text:p text:style-name="P5">rviz</text:p>
      <text:p text:style-name="P13">===================================</text:p>
      <text:p text:style-name="P5"/>
      <text:p text:style-name="P13">==== <text:s/>地図の作成（地図が出来上がっていれば毎回やらなくても良い）====</text:p>
      <text:p text:style-name="P3"><text:span text:style-name="T5">jetson</text:span><text:span text:style-name="T6">側でgmapping</text:span></text:p>
      <text:p text:style-name="P6">roslaunch megarover3_ros gmapping.launch rover_type:=mega3 lrf:=urg</text:p>
      <text:p text:style-name="P6"/>
      <text:p text:style-name="P6">リモートPC側でgmappingのrvizを立ち上げる</text:p>
      <text:p text:style-name="P6"><text:bookmark-start text:name="__DdeLink__196_2509063779"/>roslaunch megarover3_ros gmapping_sever.launch<text:bookmark-end text:name="__DdeLink__196_2509063779"/></text:p>
      <text:p text:style-name="P6"/>
      <text:p text:style-name="P7">jetson側でgmapping の保存</text:p>
      <text:p text:style-name="P16">rosrun map_server map_saver -f ファイル名</text:p>
      <text:p text:style-name="P16">＊pngとyamlファイルはhomeにできるので、~/catkin_ws/src/megarover3_ros/mapに移動させておく<text:tab/></text:p>
      <text:p text:style-name="P13">===================================</text:p>
      <text:p text:style-name="P7"/>
      <text:p text:style-name="P18"/>
      <text:p text:style-name="P13"/>
      <text:p text:style-name="P13"><text:soft-page-break/>======== ナビゲーションの実行 ===============</text:p>
      <text:p text:style-name="P7">jetson側でナビゲーション用のlaunchファイルを立ち上げる</text:p>
      <text:p text:style-name="P6"><text:bookmark-start text:name="__DdeLink__199_2509063779"/>roslaunch megarover3_ros megarover_move_base_dwa.launch rover_type:=outdoor lrf:=urg<text:bookmark-end text:name="__DdeLink__199_2509063779"/></text:p>
      <text:p text:style-name="P6"/>
      <text:p text:style-name="P16">リモートPC側でナビゲーション用の<text:span text:style-name="T8">riviz</text:span>を立ち上げる</text:p>
      <text:p text:style-name="P16"><text:bookmark-start text:name="__DdeLink__199_25090637791"/>roslaunch megarover3_ros megarover_move_base_dwa_<text:span text:style-name="T8">server</text:span>.launch <text:bookmark-end text:name="__DdeLink__199_25090637791"/></text:p>
      <text:p text:style-name="P13">===================================</text:p>
      <text:p text:style-name="P1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09:57:19.677373577</meta:creation-date>
    <dc:date>2023-06-28T11:09:02.162892663</dc:date>
    <meta:editing-duration>PT6H49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557" meta:character-count="1535" meta:non-whitespace-character-count="1472"/>
  </office:meta>
</office:document-meta>
</file>